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Calibri" svg:font-family="Calibri, sans-serif"/>
    <style:font-face style:name="Courier New" svg:font-family="'Courier New'"/>
    <style:font-face style:name="Helvetica" svg:font-family="Helvetica, sans-serif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438in" table:align="left"/>
    </style:style>
    <style:style style:name="Table1.A" style:family="table-column">
      <style:table-column-properties style:column-width="6.4056in"/>
    </style:style>
    <style:style style:name="Table1.B" style:family="table-column">
      <style:table-column-properties style:column-width="0.1375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5438in" table:align="left"/>
    </style:style>
    <style:style style:name="Table2.A" style:family="table-column">
      <style:table-column-properties style:column-width="6.4056in"/>
    </style:style>
    <style:style style:name="Table2.B" style:family="table-column">
      <style:table-column-properties style:column-width="0.1375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6.5438in" table:align="left"/>
    </style:style>
    <style:style style:name="Table3.A" style:family="table-column">
      <style:table-column-properties style:column-width="6.4056in"/>
    </style:style>
    <style:style style:name="Table3.B" style:family="table-column">
      <style:table-column-properties style:column-width="0.1375in"/>
    </style:style>
    <style:style style:name="Table3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.2083in" fo:margin-right="0in" fo:text-indent="0in" style:auto-text-indent="false"/>
    </style:style>
    <style:style style:name="P3" style:family="paragraph" style:parent-style-name="Text_20_body">
      <style:paragraph-properties fo:margin-left="0.4165in" fo:margin-right="0in" fo:text-indent="0in" style:auto-text-indent="false"/>
    </style:style>
    <style:style style:name="P4" style:family="paragraph" style:parent-style-name="Text_20_body">
      <style:paragraph-properties fo:margin-left="0.6252in" fo:margin-right="0in" fo:text-indent="0in" style:auto-text-indent="false"/>
    </style:style>
    <style:style style:name="P5" style:family="paragraph" style:parent-style-name="Text_20_body">
      <style:paragraph-properties fo:margin-left="0.8335in" fo:margin-right="0in" fo:text-indent="0in" style:auto-text-indent="false"/>
    </style:style>
    <style:style style:name="P6" style:family="paragraph" style:parent-style-name="Text_20_body">
      <style:paragraph-properties fo:margin-left="1.0417in" fo:margin-right="0in" fo:text-indent="0in" style:auto-text-indent="false"/>
    </style:style>
    <style:style style:name="P7" style:family="paragraph" style:parent-style-name="Text_20_body">
      <style:paragraph-properties fo:margin-left="1.25in" fo:margin-right="0in" fo:text-indent="0in" style:auto-text-indent="false"/>
    </style:style>
    <style:style style:name="P8" style:family="paragraph" style:parent-style-name="Text_20_body">
      <style:paragraph-properties fo:margin-left="1.4583in" fo:margin-right="0in" fo:text-indent="0in" style:auto-text-indent="false"/>
    </style:style>
    <style:style style:name="P9" style:family="paragraph" style:parent-style-name="Text_20_body">
      <style:paragraph-properties fo:margin-left="1.6665in" fo:margin-right="0in" fo:text-indent="0in" style:auto-text-indent="false"/>
    </style:style>
    <style:style style:name="P10" style:family="paragraph" style:parent-style-name="Text_20_body">
      <style:paragraph-properties fo:margin-left="1.8752in" fo:margin-right="0in" fo:text-indent="0in" style:auto-text-indent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Heading_20_1">
      <style:paragraph-properties fo:margin-left="0in" fo:margin-right="0in" fo:margin-top="0in" fo:margin-bottom="0in" loext:contextual-spacing="false" fo:text-indent="0in" style:auto-text-indent="false"/>
      <style:text-properties fo:color="#666666" style:font-name="Helvetica" fo:font-size="13.5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T1" style:family="text">
      <style:text-properties fo:font-variant="normal" fo:text-transform="none" fo:color="#000000" style:font-name="Symbol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Calibri" fo:font-size="11pt" fo:letter-spacing="normal" fo:font-style="normal" fo:font-weight="normal"/>
    </style:style>
    <style:style style:name="T3" style:family="text">
      <style:text-properties fo:font-variant="normal" fo:text-transform="none" fo:color="#000000" style:font-name="Arial1" fo:font-size="8.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000000" style:font-name="Arial1" fo:font-size="8.5pt" fo:letter-spacing="normal" fo:font-style="normal" style:text-underline-style="solid" style:text-underline-width="auto" style:text-underline-color="font-color" fo:font-weight="bold" fo:background-color="#d4e2f1" loext:char-shading-value="0" loext:padding="0in" loext:border="none"/>
    </style:style>
    <style:style style:name="T5" style:family="text">
      <style:text-properties fo:font-variant="normal" fo:text-transform="none" fo:color="#000000" style:font-name="Arial1" fo:font-size="8.5pt" fo:letter-spacing="normal" fo:font-style="normal" style:text-underline-style="solid" style:text-underline-width="auto" style:text-underline-color="font-color" fo:font-weight="normal"/>
    </style:style>
    <style:style style:name="T6" style:family="text">
      <style:text-properties fo:font-variant="normal" fo:text-transform="none" fo:color="#000000" style:font-name="Courier New" fo:font-size="10pt" fo:letter-spacing="normal" fo:font-style="normal" fo:font-weight="normal"/>
    </style:style>
    <style:style style:name="T7" style:family="text">
      <style:text-properties fo:font-variant="normal" fo:text-transform="none" fo:color="#000000" style:font-name="Wingdings" fo:font-size="10pt" fo:letter-spacing="normal" fo:font-style="normal" fo:font-weight="normal"/>
    </style:style>
    <style:style style:name="T8" style:family="text">
      <style:text-properties fo:font-variant="normal" fo:text-transform="none" fo:color="#000000" style:text-line-through-style="none" style:text-line-through-type="none" style:font-name="Arial1" fo:font-size="8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5e88" style:text-line-through-style="none" style:text-line-through-type="none" style:font-name="Helvetica" fo:font-size="8.5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12" text:outline-level="1">Relationship Explorer</text:h>
          </table:table-cell>
          <table:table-cell table:style-name="Table1.A1" office:value-type="string">
            <text:p text:style-name="P11"/>
          </table:table-cell>
        </table:table-row>
      </table:table>
      <text:p text:style-name="P1"><text:span text:style-name="T1">·         </text:span><text:span text:style-name="T2"><draw:frame draw:style-name="fr1" draw:name="Image1" text:anchor-type="as-char" svg:width="0.0161in" svg:height="0.0161in" draw:z-index="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3">VistA Adaptive Maintenance (VAM) Assessing</text:span></text:a></text:p>
      <text:p text:style-name="P2"><text:span text:style-name="T6">o    </text:span><text:span text:style-name="T2"><draw:frame draw:style-name="fr1" draw:name="Image2" text:anchor-type="as-char" svg:width="0.0161in" svg:height="0.0161in" draw:z-index="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3"><text:span text:style-name="T7">§  </text:span><text:span text:style-name="T2"><draw:frame draw:style-name="fr1" draw:name="Image3" text:anchor-type="as-char" svg:width="0.0161in" svg:height="0.0161in" draw:z-index="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4"><text:span text:style-name="T7">§  </text:span><text:span text:style-name="T2"><draw:frame draw:style-name="fr1" draw:name="Image4" text:anchor-type="as-char" svg:width="0.0161in" svg:height="0.0161in" draw:z-index="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5"><text:span text:style-name="T7">§  </text:span><text:span text:style-name="T2"><draw:frame draw:style-name="fr1" draw:name="Image5" text:anchor-type="as-char" svg:width="0.0161in" svg:height="0.0161in" draw:z-index="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- AIDE (Agile Integrated Development Environment) Assessing</text:span></text:a></text:p>
      <text:p text:style-name="P5"><text:span text:style-name="T7">§  </text:span><text:span text:style-name="T2"><draw:frame draw:style-name="fr1" draw:name="Image6" text:anchor-type="as-char" svg:width="0.0161in" svg:height="0.0161in" draw:z-index="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mazon Web Services GovCloud (US) High Assessing</text:span></text:a></text:p>
      <text:p text:style-name="P5"><text:span text:style-name="T7">§  </text:span><text:span text:style-name="T2"><draw:frame draw:style-name="fr1" draw:name="Image7" text:anchor-type="as-char" svg:width="0.0161in" svg:height="0.0161in" draw:z-index="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aseflow Assessing</text:span></text:a></text:p>
      <text:p text:style-name="P5"><text:span text:style-name="T7">§  </text:span><text:span text:style-name="T2"><draw:frame draw:style-name="fr1" draw:name="Image8" text:anchor-type="as-char" svg:width="0.0161in" svg:height="0.0161in" draw:z-index="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mmunity Care Referrals and Authorization System Assessing</text:span></text:a></text:p>
      <text:p text:style-name="P5"><text:span text:style-name="T7">§  </text:span><text:span text:style-name="T2"><draw:frame draw:style-name="fr1" draw:name="Image9" text:anchor-type="as-char" svg:width="0.0161in" svg:height="0.0161in" draw:z-index="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LEAF Assessing</text:span></text:a></text:p>
      <text:p text:style-name="P5"><text:span text:style-name="T7">§  </text:span><text:span text:style-name="T2"><draw:frame draw:style-name="fr1" draw:name="Image10" text:anchor-type="as-char" svg:width="0.0161in" svg:height="0.0161in" draw:z-index="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igital Veterans Platform (DVP) Assessing</text:span></text:a></text:p>
      <text:p text:style-name="P5"><text:span text:style-name="T7">§  </text:span><text:span text:style-name="T2"><draw:frame draw:style-name="fr1" draw:name="Image11" text:anchor-type="as-char" svg:width="0.0161in" svg:height="0.0161in" draw:z-index="1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HA Geographic Information System (GIS) Assessing</text:span></text:a></text:p>
      <text:p text:style-name="P5"><text:span text:style-name="T7">§  </text:span><text:span text:style-name="T2"><draw:frame draw:style-name="fr1" draw:name="Image12" text:anchor-type="as-char" svg:width="0.0161in" svg:height="0.0161in" draw:z-index="1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Loan Electronic Reporting Interface - Reengineered (VALERI-R</text:span></text:a></text:p>
      <text:p text:style-name="P5"><text:span text:style-name="T7">§  </text:span><text:span text:style-name="T2"><draw:frame draw:style-name="fr1" draw:name="Image13" text:anchor-type="as-char" svg:width="0.0161in" svg:height="0.0161in" draw:z-index="1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4">VistA Adaptive Maintenance (VAM) Assessing</text:span></text:a></text:p>
      <text:p text:style-name="P5"><text:span text:style-name="T7">§  </text:span><text:span text:style-name="T2"><draw:frame draw:style-name="fr1" draw:name="Image14" text:anchor-type="as-char" svg:width="0.0161in" svg:height="0.0161in" draw:z-index="1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Audit Assessing</text:span></text:a></text:p>
      <text:p text:style-name="P5"><text:span text:style-name="T7">§  </text:span><text:span text:style-name="T2"><draw:frame draw:style-name="fr1" draw:name="Image15" text:anchor-type="as-char" svg:width="0.0161in" svg:height="0.0161in" draw:z-index="1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Security Scanning Assessing</text:span></text:a></text:p>
      <text:p text:style-name="P6"><text:span text:style-name="T7">§  </text:span><text:span text:style-name="T2"><draw:frame draw:style-name="fr1" draw:name="Image16" text:anchor-type="as-char" svg:width="0.0161in" svg:height="0.0161in" draw:z-index="1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17" text:anchor-type="as-char" svg:width="0.0161in" svg:height="0.0161in" draw:z-index="1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5"><text:span text:style-name="T7">§  </text:span><text:span text:style-name="T2"><draw:frame draw:style-name="fr1" draw:name="Image18" text:anchor-type="as-char" svg:width="0.0161in" svg:height="0.0161in" draw:z-index="1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Benefits Management Systems (VBMS) Cloud Assessing</text:span></text:a></text:p>
      <text:p text:style-name="P5"><text:span text:style-name="T7">§  </text:span><text:span text:style-name="T2"><draw:frame draw:style-name="fr1" draw:name="Image19" text:anchor-type="as-char" svg:width="0.0161in" svg:height="0.0161in" draw:z-index="1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ata Access Services (DAS Cloud) Assessing</text:span></text:a></text:p>
      <text:p text:style-name="P6"><text:span text:style-name="T7">§  </text:span><text:span text:style-name="T2"><draw:frame draw:style-name="fr1" draw:name="Image20" text:anchor-type="as-char" svg:width="0.0161in" svg:height="0.0161in" draw:z-index="1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21" text:anchor-type="as-char" svg:width="0.0161in" svg:height="0.0161in" draw:z-index="2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22" text:anchor-type="as-char" svg:width="0.0161in" svg:height="0.0161in" draw:z-index="2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8"><text:span text:style-name="T7">§  </text:span><text:span text:style-name="T2"><draw:frame draw:style-name="fr1" draw:name="Image23" text:anchor-type="as-char" svg:width="0.0161in" svg:height="0.0161in" draw:z-index="2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5"><text:span text:style-name="T7">§  </text:span><text:span text:style-name="T2"><draw:frame draw:style-name="fr1" draw:name="Image24" text:anchor-type="as-char" svg:width="0.0161in" svg:height="0.0161in" draw:z-index="2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BIP Assessing</text:span></text:a></text:p>
      <text:p text:style-name="P5"><text:span text:style-name="T7">§  </text:span><text:span text:style-name="T2"><draw:frame draw:style-name="fr1" draw:name="Image25" text:anchor-type="as-char" svg:width="0.0161in" svg:height="0.0161in" draw:z-index="2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socare Assessing</text:span></text:a></text:p>
      <text:p text:style-name="P5"><text:span text:style-name="T7">§  </text:span><text:span text:style-name="T2"><draw:frame draw:style-name="fr1" draw:name="Image26" text:anchor-type="as-char" svg:width="0.0161in" svg:height="0.0161in" draw:z-index="2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Data Integration and Federation Enterprise Platform As</text:span></text:a></text:p>
      <text:p text:style-name="P5"><text:span text:style-name="T7">§  </text:span><text:span text:style-name="T2"><draw:frame draw:style-name="fr1" draw:name="Image27" text:anchor-type="as-char" svg:width="0.0161in" svg:height="0.0161in" draw:z-index="2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trust Datacard Assessing</text:span></text:a></text:p>
      <text:p text:style-name="P5"><text:span text:style-name="T7">§  </text:span><text:span text:style-name="T2"><draw:frame draw:style-name="fr1" draw:name="Image28" text:anchor-type="as-char" svg:width="0.0161in" svg:height="0.0161in" draw:z-index="2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– VAEC-AWS Assessing</text:span></text:a></text:p>
      <text:p text:style-name="P6"><text:span text:style-name="T7">§  </text:span><text:span text:style-name="T2"><draw:frame draw:style-name="fr1" draw:name="Image29" text:anchor-type="as-char" svg:width="0.0161in" svg:height="0.0161in" draw:z-index="2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oft-page-break/><text:span text:style-name="T7">§  </text:span><text:span text:style-name="T2"><draw:frame draw:style-name="fr1" draw:name="Image30" text:anchor-type="as-char" svg:width="0.0161in" svg:height="0.0161in" draw:z-index="2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2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31" text:anchor-type="as-char" svg:width="0.0161in" svg:height="0.0161in" draw:z-index="3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8"><text:span text:style-name="T7">§  </text:span><text:span text:style-name="T2"><draw:frame draw:style-name="fr1" draw:name="Image32" text:anchor-type="as-char" svg:width="0.0161in" svg:height="0.0161in" draw:z-index="3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4"><text:span text:style-name="T7">§  </text:span><text:span text:style-name="T2"><draw:frame draw:style-name="fr1" draw:name="Image33" text:anchor-type="as-char" svg:width="0.0161in" svg:height="0.0161in" draw:z-index="3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2" text:outline-level="1">Relationship Explorer</text:h>
          </table:table-cell>
          <table:table-cell table:style-name="Table2.A1" office:value-type="string">
            <text:p text:style-name="P11"/>
          </table:table-cell>
        </table:table-row>
      </table:table>
      <text:p text:style-name="P1"><text:span text:style-name="T1">·         </text:span><text:span text:style-name="T2"><draw:frame draw:style-name="fr1" draw:name="Image34" text:anchor-type="as-char" svg:width="0.0161in" svg:height="0.0161in" draw:z-index="3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3">VistA Adaptive Maintenance (VAM) Assessing</text:span></text:a></text:p>
      <text:p text:style-name="P2"><text:span text:style-name="T6">o    </text:span><text:span text:style-name="T2"><draw:frame draw:style-name="fr1" draw:name="Image35" text:anchor-type="as-char" svg:width="0.0161in" svg:height="0.0161in" draw:z-index="3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3"><text:span text:style-name="T7">§  </text:span><text:span text:style-name="T2"><draw:frame draw:style-name="fr1" draw:name="Image36" text:anchor-type="as-char" svg:width="0.0161in" svg:height="0.0161in" draw:z-index="3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4"><text:span text:style-name="T7">§  </text:span><text:span text:style-name="T2"><draw:frame draw:style-name="fr1" draw:name="Image37" text:anchor-type="as-char" svg:width="0.0161in" svg:height="0.0161in" draw:z-index="3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5"><text:span text:style-name="T7">§  </text:span><text:span text:style-name="T2"><draw:frame draw:style-name="fr1" draw:name="Image38" text:anchor-type="as-char" svg:width="0.0161in" svg:height="0.0161in" draw:z-index="3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- AIDE (Agile Integrated Development Environment) Assessing</text:span></text:a></text:p>
      <text:p text:style-name="P5"><text:span text:style-name="T7">§  </text:span><text:span text:style-name="T2"><draw:frame draw:style-name="fr1" draw:name="Image39" text:anchor-type="as-char" svg:width="0.0161in" svg:height="0.0161in" draw:z-index="3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mazon Web Services GovCloud (US) High Assessing</text:span></text:a></text:p>
      <text:p text:style-name="P6"><text:span text:style-name="T7">§  </text:span><text:span text:style-name="T2"><draw:frame draw:style-name="fr1" draw:name="Image40" text:anchor-type="as-char" svg:width="0.0161in" svg:height="0.0161in" draw:z-index="3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3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nsists of</text:span></text:a></text:p>
      <text:p text:style-name="P7"><text:span text:style-name="T7">§  </text:span><text:span text:style-name="T2"><draw:frame draw:style-name="fr1" draw:name="Image41" text:anchor-type="as-char" svg:width="0.0161in" svg:height="0.0161in" draw:z-index="4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ealth Benefits Explorer (HBE)</text:span></text:a></text:p>
      <text:p text:style-name="P6"><text:span text:style-name="T7">§  </text:span><text:span text:style-name="T2"><draw:frame draw:style-name="fr1" draw:name="Image42" text:anchor-type="as-char" svg:width="0.0161in" svg:height="0.0161in" draw:z-index="4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7"><text:span text:style-name="T7">§  </text:span><text:span text:style-name="T2"><draw:frame draw:style-name="fr1" draw:name="Image43" text:anchor-type="as-char" svg:width="0.0161in" svg:height="0.0161in" draw:z-index="4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Claim Intake Program Digitization Services Assessing</text:span></text:a></text:p>
      <text:p text:style-name="P7"><text:span text:style-name="T7">§  </text:span><text:span text:style-name="T2"><draw:frame draw:style-name="fr1" draw:name="Image44" text:anchor-type="as-char" svg:width="0.0161in" svg:height="0.0161in" draw:z-index="4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IT Virtual Campus Assessing</text:span></text:a></text:p>
      <text:p text:style-name="P7"><text:span text:style-name="T7">§  </text:span><text:span text:style-name="T2"><draw:frame draw:style-name="fr1" draw:name="Image45" text:anchor-type="as-char" svg:width="0.0161in" svg:height="0.0161in" draw:z-index="4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7"><text:span text:style-name="T7">§  </text:span><text:span text:style-name="T2"><draw:frame draw:style-name="fr1" draw:name="Image46" text:anchor-type="as-char" svg:width="0.0161in" svg:height="0.0161in" draw:z-index="4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Q - Diameter Health Assessing</text:span></text:a></text:p>
      <text:p text:style-name="P7"><text:span text:style-name="T7">§  </text:span><text:span text:style-name="T2"><draw:frame draw:style-name="fr1" draw:name="Image47" text:anchor-type="as-char" svg:width="0.0161in" svg:height="0.0161in" draw:z-index="4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IRBManager Assessing</text:span></text:a></text:p>
      <text:p text:style-name="P7"><text:span text:style-name="T7">§  </text:span><text:span text:style-name="T2"><draw:frame draw:style-name="fr1" draw:name="Image48" text:anchor-type="as-char" svg:width="0.0161in" svg:height="0.0161in" draw:z-index="4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stound Assessing</text:span></text:a></text:p>
      <text:p text:style-name="P5"><text:span text:style-name="T7">§  </text:span><text:span text:style-name="T2"><draw:frame draw:style-name="fr1" draw:name="Image49" text:anchor-type="as-char" svg:width="0.0161in" svg:height="0.0161in" draw:z-index="4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aseflow Assessing</text:span></text:a></text:p>
      <text:p text:style-name="P5"><text:span text:style-name="T7">§  </text:span><text:span text:style-name="T2"><draw:frame draw:style-name="fr1" draw:name="Image50" text:anchor-type="as-char" svg:width="0.0161in" svg:height="0.0161in" draw:z-index="4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4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mmunity Care Referrals and Authorization System Assessing</text:span></text:a></text:p>
      <text:p text:style-name="P5"><text:span text:style-name="T7">§  </text:span><text:span text:style-name="T2"><draw:frame draw:style-name="fr1" draw:name="Image51" text:anchor-type="as-char" svg:width="0.0161in" svg:height="0.0161in" draw:z-index="5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LEAF Assessing</text:span></text:a></text:p>
      <text:p text:style-name="P5"><text:span text:style-name="T7">§  </text:span><text:span text:style-name="T2"><draw:frame draw:style-name="fr1" draw:name="Image52" text:anchor-type="as-char" svg:width="0.0161in" svg:height="0.0161in" draw:z-index="5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igital Veterans Platform (DVP) Assessing</text:span></text:a></text:p>
      <text:p text:style-name="P5"><text:span text:style-name="T7">§  </text:span><text:span text:style-name="T2"><draw:frame draw:style-name="fr1" draw:name="Image53" text:anchor-type="as-char" svg:width="0.0161in" svg:height="0.0161in" draw:z-index="5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HA Geographic Information System (GIS) Assessing</text:span></text:a></text:p>
      <text:p text:style-name="P5"><text:span text:style-name="T7">§  </text:span><text:span text:style-name="T2"><draw:frame draw:style-name="fr1" draw:name="Image54" text:anchor-type="as-char" svg:width="0.0161in" svg:height="0.0161in" draw:z-index="5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Loan Electronic Reporting Interface - Reengineered (VALERI-R</text:span></text:a></text:p>
      <text:p text:style-name="P5"><text:span text:style-name="T7">§  </text:span><text:span text:style-name="T2"><draw:frame draw:style-name="fr1" draw:name="Image55" text:anchor-type="as-char" svg:width="0.0161in" svg:height="0.0161in" draw:z-index="5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4">VistA Adaptive Maintenance (VAM) Assessing</text:span></text:a></text:p>
      <text:p text:style-name="P5"><text:span text:style-name="T7">§  </text:span><text:span text:style-name="T2"><draw:frame draw:style-name="fr1" draw:name="Image56" text:anchor-type="as-char" svg:width="0.0161in" svg:height="0.0161in" draw:z-index="5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Audit Assessing</text:span></text:a></text:p>
      <text:p text:style-name="P5"><text:span text:style-name="T7">§  </text:span><text:span text:style-name="T2"><draw:frame draw:style-name="fr1" draw:name="Image57" text:anchor-type="as-char" svg:width="0.0161in" svg:height="0.0161in" draw:z-index="5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Security Scanning Assessing</text:span></text:a></text:p>
      <text:p text:style-name="P6"><text:span text:style-name="T7">§  </text:span><text:span text:style-name="T2"><draw:frame draw:style-name="fr1" draw:name="Image58" text:anchor-type="as-char" svg:width="0.0161in" svg:height="0.0161in" draw:z-index="5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oft-page-break/><text:span text:style-name="T7">§  </text:span><text:span text:style-name="T2"><draw:frame draw:style-name="fr1" draw:name="Image59" text:anchor-type="as-char" svg:width="0.0161in" svg:height="0.0161in" draw:z-index="5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5"><text:span text:style-name="T7">§  </text:span><text:span text:style-name="T2"><draw:frame draw:style-name="fr1" draw:name="Image60" text:anchor-type="as-char" svg:width="0.0161in" svg:height="0.0161in" draw:z-index="5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5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Benefits Management Systems (VBMS) Cloud Assessing</text:span></text:a></text:p>
      <text:p text:style-name="P5"><text:span text:style-name="T7">§  </text:span><text:span text:style-name="T2"><draw:frame draw:style-name="fr1" draw:name="Image61" text:anchor-type="as-char" svg:width="0.0161in" svg:height="0.0161in" draw:z-index="6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ata Access Services (DAS Cloud) Assessing</text:span></text:a></text:p>
      <text:p text:style-name="P6"><text:span text:style-name="T7">§  </text:span><text:span text:style-name="T2"><draw:frame draw:style-name="fr1" draw:name="Image62" text:anchor-type="as-char" svg:width="0.0161in" svg:height="0.0161in" draw:z-index="6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63" text:anchor-type="as-char" svg:width="0.0161in" svg:height="0.0161in" draw:z-index="6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64" text:anchor-type="as-char" svg:width="0.0161in" svg:height="0.0161in" draw:z-index="6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8"><text:span text:style-name="T7">§  </text:span><text:span text:style-name="T2"><draw:frame draw:style-name="fr1" draw:name="Image65" text:anchor-type="as-char" svg:width="0.0161in" svg:height="0.0161in" draw:z-index="6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5"><text:span text:style-name="T7">§  </text:span><text:span text:style-name="T2"><draw:frame draw:style-name="fr1" draw:name="Image66" text:anchor-type="as-char" svg:width="0.0161in" svg:height="0.0161in" draw:z-index="6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BIP Assessing</text:span></text:a></text:p>
      <text:p text:style-name="P5"><text:span text:style-name="T7">§  </text:span><text:span text:style-name="T2"><draw:frame draw:style-name="fr1" draw:name="Image67" text:anchor-type="as-char" svg:width="0.0161in" svg:height="0.0161in" draw:z-index="6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socare Assessing</text:span></text:a></text:p>
      <text:p text:style-name="P5"><text:span text:style-name="T7">§  </text:span><text:span text:style-name="T2"><draw:frame draw:style-name="fr1" draw:name="Image68" text:anchor-type="as-char" svg:width="0.0161in" svg:height="0.0161in" draw:z-index="6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Data Integration and Federation Enterprise Platform As</text:span></text:a></text:p>
      <text:p text:style-name="P5"><text:span text:style-name="T7">§  </text:span><text:span text:style-name="T2"><draw:frame draw:style-name="fr1" draw:name="Image69" text:anchor-type="as-char" svg:width="0.0161in" svg:height="0.0161in" draw:z-index="6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trust Datacard Assessing</text:span></text:a></text:p>
      <text:p text:style-name="P5"><text:span text:style-name="T7">§  </text:span><text:span text:style-name="T2"><draw:frame draw:style-name="fr1" draw:name="Image70" text:anchor-type="as-char" svg:width="0.0161in" svg:height="0.0161in" draw:z-index="6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6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– VAEC-AWS Assessing</text:span></text:a></text:p>
      <text:p text:style-name="P6"><text:span text:style-name="T7">§  </text:span><text:span text:style-name="T2"><draw:frame draw:style-name="fr1" draw:name="Image71" text:anchor-type="as-char" svg:width="0.0161in" svg:height="0.0161in" draw:z-index="7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72" text:anchor-type="as-char" svg:width="0.0161in" svg:height="0.0161in" draw:z-index="7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73" text:anchor-type="as-char" svg:width="0.0161in" svg:height="0.0161in" draw:z-index="7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8"><text:span text:style-name="T7">§  </text:span><text:span text:style-name="T2"><draw:frame draw:style-name="fr1" draw:name="Image74" text:anchor-type="as-char" svg:width="0.0161in" svg:height="0.0161in" draw:z-index="7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4"><text:span text:style-name="T7">§  </text:span><text:span text:style-name="T2"><draw:frame draw:style-name="fr1" draw:name="Image75" text:anchor-type="as-char" svg:width="0.0161in" svg:height="0.0161in" draw:z-index="7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h text:style-name="P12" text:outline-level="1">Relationship Explorer</text:h>
          </table:table-cell>
          <table:table-cell table:style-name="Table3.A1" office:value-type="string">
            <text:p text:style-name="P11"/>
          </table:table-cell>
        </table:table-row>
      </table:table>
      <text:p text:style-name="P1"><text:span text:style-name="T1">·         </text:span><text:span text:style-name="T2"><draw:frame draw:style-name="fr1" draw:name="Image76" text:anchor-type="as-char" svg:width="0.0161in" svg:height="0.0161in" draw:z-index="7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3">VistA Adaptive Maintenance (VAM) Assessing</text:span></text:a></text:p>
      <text:p text:style-name="P2"><text:span text:style-name="T6">o    </text:span><text:span text:style-name="T2"><draw:frame draw:style-name="fr1" draw:name="Image77" text:anchor-type="as-char" svg:width="0.0161in" svg:height="0.0161in" draw:z-index="7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3"><text:span text:style-name="T7">§  </text:span><text:span text:style-name="T2"><draw:frame draw:style-name="fr1" draw:name="Image78" text:anchor-type="as-char" svg:width="0.0161in" svg:height="0.0161in" draw:z-index="7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4"><text:span text:style-name="T7">§  </text:span><text:span text:style-name="T2"><draw:frame draw:style-name="fr1" draw:name="Image79" text:anchor-type="as-char" svg:width="0.0161in" svg:height="0.0161in" draw:z-index="7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5"><text:span text:style-name="T7">§  </text:span><text:span text:style-name="T2"><draw:frame draw:style-name="fr1" draw:name="Image80" text:anchor-type="as-char" svg:width="0.0161in" svg:height="0.0161in" draw:z-index="7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7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- AIDE (Agile Integrated Development Environment) Assessing</text:span></text:a></text:p>
      <text:p text:style-name="P6"><text:span text:style-name="T7">§  </text:span><text:span text:style-name="T2"><draw:frame draw:style-name="fr1" draw:name="Image81" text:anchor-type="as-char" svg:width="0.0161in" svg:height="0.0161in" draw:z-index="8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82" text:anchor-type="as-char" svg:width="0.0161in" svg:height="0.0161in" draw:z-index="8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Loading...</text:span></text:a></text:p>
      <text:p text:style-name="P5"><text:span text:style-name="T7">§  </text:span><text:span text:style-name="T2"><draw:frame draw:style-name="fr1" draw:name="Image83" text:anchor-type="as-char" svg:width="0.0161in" svg:height="0.0161in" draw:z-index="8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mazon Web Services GovCloud (US) High Assessing</text:span></text:a></text:p>
      <text:p text:style-name="P6"><text:span text:style-name="T7">§  </text:span><text:span text:style-name="T2"><draw:frame draw:style-name="fr1" draw:name="Image84" text:anchor-type="as-char" svg:width="0.0161in" svg:height="0.0161in" draw:z-index="8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nsists of</text:span></text:a></text:p>
      <text:p text:style-name="P7"><text:span text:style-name="T7">§  </text:span><text:span text:style-name="T2"><draw:frame draw:style-name="fr1" draw:name="Image85" text:anchor-type="as-char" svg:width="0.0161in" svg:height="0.0161in" draw:z-index="8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ealth Benefits Explorer (HBE)</text:span></text:a></text:p>
      <text:p text:style-name="P8"><text:soft-page-break/><text:span text:style-name="T7">§  </text:span><text:span text:style-name="T2"><draw:frame draw:style-name="fr1" draw:name="Image86" text:anchor-type="as-char" svg:width="0.0161in" svg:height="0.0161in" draw:z-index="8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Part of</text:span></text:a></text:p>
      <text:p text:style-name="P9"><text:span text:style-name="T7">§  </text:span><text:span text:style-name="T2"><draw:frame draw:style-name="fr1" draw:name="Image87" text:anchor-type="as-char" svg:width="0.0161in" svg:height="0.0161in" draw:z-index="8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mazon Web Services GovCloud (US) High Assessing</text:span></text:a></text:p>
      <text:p text:style-name="P10"><text:span text:style-name="T1">·         </text:span><text:span text:style-name="T2"><draw:frame draw:style-name="fr1" draw:name="Image88" text:anchor-type="as-char" svg:width="0.0161in" svg:height="0.0161in" draw:z-index="8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nsists of</text:span></text:a></text:p>
      <text:p text:style-name="P10"><text:span text:style-name="T1">·         </text:span><text:span text:style-name="T2"><draw:frame draw:style-name="fr1" draw:name="Image89" text:anchor-type="as-char" svg:width="0.0161in" svg:height="0.0161in" draw:z-index="8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6"><text:span text:style-name="T7">§  </text:span><text:span text:style-name="T2"><draw:frame draw:style-name="fr1" draw:name="Image90" text:anchor-type="as-char" svg:width="0.0161in" svg:height="0.0161in" draw:z-index="8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8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7"><text:span text:style-name="T7">§  </text:span><text:span text:style-name="T2"><draw:frame draw:style-name="fr1" draw:name="Image91" text:anchor-type="as-char" svg:width="0.0161in" svg:height="0.0161in" draw:z-index="9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Claim Intake Program Digitization Services Assessing</text:span></text:a></text:p>
      <text:p text:style-name="P7"><text:span text:style-name="T7">§  </text:span><text:span text:style-name="T2"><draw:frame draw:style-name="fr1" draw:name="Image92" text:anchor-type="as-char" svg:width="0.0161in" svg:height="0.0161in" draw:z-index="9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IT Virtual Campus Assessing</text:span></text:a></text:p>
      <text:p text:style-name="P7"><text:span text:style-name="T7">§  </text:span><text:span text:style-name="T2"><draw:frame draw:style-name="fr1" draw:name="Image93" text:anchor-type="as-char" svg:width="0.0161in" svg:height="0.0161in" draw:z-index="9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7"><text:span text:style-name="T7">§  </text:span><text:span text:style-name="T2"><draw:frame draw:style-name="fr1" draw:name="Image94" text:anchor-type="as-char" svg:width="0.0161in" svg:height="0.0161in" draw:z-index="9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Q - Diameter Health Assessing</text:span></text:a></text:p>
      <text:p text:style-name="P7"><text:span text:style-name="T7">§  </text:span><text:span text:style-name="T2"><draw:frame draw:style-name="fr1" draw:name="Image95" text:anchor-type="as-char" svg:width="0.0161in" svg:height="0.0161in" draw:z-index="9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IRBManager Assessing</text:span></text:a></text:p>
      <text:p text:style-name="P7"><text:span text:style-name="T7">§  </text:span><text:span text:style-name="T2"><draw:frame draw:style-name="fr1" draw:name="Image96" text:anchor-type="as-char" svg:width="0.0161in" svg:height="0.0161in" draw:z-index="9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Astound Assessing</text:span></text:a></text:p>
      <text:p text:style-name="P5"><text:span text:style-name="T7">§  </text:span><text:span text:style-name="T2"><draw:frame draw:style-name="fr1" draw:name="Image97" text:anchor-type="as-char" svg:width="0.0161in" svg:height="0.0161in" draw:z-index="9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aseflow Assessing</text:span></text:a></text:p>
      <text:p text:style-name="P5"><text:span text:style-name="T7">§  </text:span><text:span text:style-name="T2"><draw:frame draw:style-name="fr1" draw:name="Image98" text:anchor-type="as-char" svg:width="0.0161in" svg:height="0.0161in" draw:z-index="9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mmunity Care Referrals and Authorization System Assessing</text:span></text:a></text:p>
      <text:p text:style-name="P5"><text:span text:style-name="T7">§  </text:span><text:span text:style-name="T2"><draw:frame draw:style-name="fr1" draw:name="Image99" text:anchor-type="as-char" svg:width="0.0161in" svg:height="0.0161in" draw:z-index="9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LEAF Assessing</text:span></text:a></text:p>
      <text:p text:style-name="P5"><text:span text:style-name="T7">§  </text:span><text:span text:style-name="T2"><draw:frame draw:style-name="fr1" draw:name="Image100" text:anchor-type="as-char" svg:width="0.0161in" svg:height="0.0161in" draw:z-index="9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9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igital Veterans Platform (DVP) Assessing</text:span></text:a></text:p>
      <text:p text:style-name="P6"><text:span text:style-name="T7">§  </text:span><text:span text:style-name="T2"><draw:frame draw:style-name="fr1" draw:name="Image101" text:anchor-type="as-char" svg:width="0.0161in" svg:height="0.0161in" draw:z-index="10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Consists of</text:span></text:a></text:p>
      <text:p text:style-name="P7"><text:span text:style-name="T7">§  </text:span><text:span text:style-name="T2"><draw:frame draw:style-name="fr1" draw:name="Image102" text:anchor-type="as-char" svg:width="0.0161in" svg:height="0.0161in" draw:z-index="10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igital Veterans Platform</text:span></text:a></text:p>
      <text:p text:style-name="P8"><text:span text:style-name="T7">§  </text:span><text:span text:style-name="T2"><draw:frame draw:style-name="fr1" draw:name="Image103" text:anchor-type="as-char" svg:width="0.0161in" svg:height="0.0161in" draw:z-index="10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Part of</text:span></text:a></text:p>
      <text:p text:style-name="P6"><text:span text:style-name="T7">§  </text:span><text:span text:style-name="T2"><draw:frame draw:style-name="fr1" draw:name="Image104" text:anchor-type="as-char" svg:width="0.0161in" svg:height="0.0161in" draw:z-index="10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105" text:anchor-type="as-char" svg:width="0.0161in" svg:height="0.0161in" draw:z-index="10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106" text:anchor-type="as-char" svg:width="0.0161in" svg:height="0.0161in" draw:z-index="10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8"><text:span text:style-name="T7">§  </text:span><text:span text:style-name="T2"><draw:frame draw:style-name="fr1" draw:name="Image107" text:anchor-type="as-char" svg:width="0.0161in" svg:height="0.0161in" draw:z-index="10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5"><text:span text:style-name="T7">§  </text:span><text:span text:style-name="T2"><draw:frame draw:style-name="fr1" draw:name="Image108" text:anchor-type="as-char" svg:width="0.0161in" svg:height="0.0161in" draw:z-index="10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HA Geographic Information System (GIS) Assessing</text:span></text:a></text:p>
      <text:p text:style-name="P5"><text:span text:style-name="T7">§  </text:span><text:span text:style-name="T2"><draw:frame draw:style-name="fr1" draw:name="Image109" text:anchor-type="as-char" svg:width="0.0161in" svg:height="0.0161in" draw:z-index="10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 Loan Electronic Reporting Interface - Reengineered (VALERI-R</text:span></text:a></text:p>
      <text:p text:style-name="P5"><text:span text:style-name="T7">§  </text:span><text:span text:style-name="T2"><draw:frame draw:style-name="fr1" draw:name="Image110" text:anchor-type="as-char" svg:width="0.0161in" svg:height="0.0161in" draw:z-index="10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0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4">VistA Adaptive Maintenance (VAM) Assessing</text:span></text:a></text:p>
      <text:p text:style-name="P5"><text:span text:style-name="T7">§  </text:span><text:span text:style-name="T2"><draw:frame draw:style-name="fr1" draw:name="Image111" text:anchor-type="as-char" svg:width="0.0161in" svg:height="0.0161in" draw:z-index="11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Audit Assessing</text:span></text:a></text:p>
      <text:p text:style-name="P5"><text:span text:style-name="T7">§  </text:span><text:span text:style-name="T2"><draw:frame draw:style-name="fr1" draw:name="Image112" text:anchor-type="as-char" svg:width="0.0161in" svg:height="0.0161in" draw:z-index="11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Security Scanning Assessing</text:span></text:a></text:p>
      <text:p text:style-name="P6"><text:span text:style-name="T7">§  </text:span><text:span text:style-name="T2"><draw:frame draw:style-name="fr1" draw:name="Image113" text:anchor-type="as-char" svg:width="0.0161in" svg:height="0.0161in" draw:z-index="11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114" text:anchor-type="as-char" svg:width="0.0161in" svg:height="0.0161in" draw:z-index="11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5"><text:span text:style-name="T7">§  </text:span><text:span text:style-name="T2"><draw:frame draw:style-name="fr1" draw:name="Image115" text:anchor-type="as-char" svg:width="0.0161in" svg:height="0.0161in" draw:z-index="11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Benefits Management Systems (VBMS) Cloud Assessing</text:span></text:a></text:p>
      <text:p text:style-name="P5"><text:soft-page-break/><text:span text:style-name="T7">§  </text:span><text:span text:style-name="T2"><draw:frame draw:style-name="fr1" draw:name="Image116" text:anchor-type="as-char" svg:width="0.0161in" svg:height="0.0161in" draw:z-index="11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ata Access Services (DAS Cloud) Assessing</text:span></text:a></text:p>
      <text:p text:style-name="P6"><text:span text:style-name="T7">§  </text:span><text:span text:style-name="T2"><draw:frame draw:style-name="fr1" draw:name="Image117" text:anchor-type="as-char" svg:width="0.0161in" svg:height="0.0161in" draw:z-index="11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118" text:anchor-type="as-char" svg:width="0.0161in" svg:height="0.0161in" draw:z-index="11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119" text:anchor-type="as-char" svg:width="0.0161in" svg:height="0.0161in" draw:z-index="11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8"><text:span text:style-name="T7">§  </text:span><text:span text:style-name="T2"><draw:frame draw:style-name="fr1" draw:name="Image120" text:anchor-type="as-char" svg:width="0.0161in" svg:height="0.0161in" draw:z-index="11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1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/text:p>
      <text:p text:style-name="P5"><text:span text:style-name="T7">§  </text:span><text:span text:style-name="T2"><draw:frame draw:style-name="fr1" draw:name="Image121" text:anchor-type="as-char" svg:width="0.0161in" svg:height="0.0161in" draw:z-index="120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0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BIP Assessing</text:span></text:a></text:p>
      <text:p text:style-name="P5"><text:span text:style-name="T7">§  </text:span><text:span text:style-name="T2"><draw:frame draw:style-name="fr1" draw:name="Image122" text:anchor-type="as-char" svg:width="0.0161in" svg:height="0.0161in" draw:z-index="121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1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socare Assessing</text:span></text:a></text:p>
      <text:p text:style-name="P5"><text:span text:style-name="T7">§  </text:span><text:span text:style-name="T2"><draw:frame draw:style-name="fr1" draw:name="Image123" text:anchor-type="as-char" svg:width="0.0161in" svg:height="0.0161in" draw:z-index="122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2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eterans Data Integration and Federation Enterprise Platform As</text:span></text:a></text:p>
      <text:p text:style-name="P5"><text:span text:style-name="T7">§  </text:span><text:span text:style-name="T2"><draw:frame draw:style-name="fr1" draw:name="Image124" text:anchor-type="as-char" svg:width="0.0161in" svg:height="0.0161in" draw:z-index="123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3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Entrust Datacard Assessing</text:span></text:a></text:p>
      <text:p text:style-name="P5"><text:span text:style-name="T7">§  </text:span><text:span text:style-name="T2"><draw:frame draw:style-name="fr1" draw:name="Image125" text:anchor-type="as-char" svg:width="0.0161in" svg:height="0.0161in" draw:z-index="124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4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istA – VAEC-AWS Assessing</text:span></text:a></text:p>
      <text:p text:style-name="P6"><text:span text:style-name="T7">§  </text:span><text:span text:style-name="T2"><draw:frame draw:style-name="fr1" draw:name="Image126" text:anchor-type="as-char" svg:width="0.0161in" svg:height="0.0161in" draw:z-index="125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5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/text:p>
      <text:p text:style-name="P7"><text:span text:style-name="T7">§  </text:span><text:span text:style-name="T2"><draw:frame draw:style-name="fr1" draw:name="Image127" text:anchor-type="as-char" svg:width="0.0161in" svg:height="0.0161in" draw:z-index="126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6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VAEC AWS GovCloud High Assessing</text:span></text:a></text:p>
      <text:p text:style-name="P8"><text:span text:style-name="T7">§  </text:span><text:span text:style-name="T2"><draw:frame draw:style-name="fr1" draw:name="Image128" text:anchor-type="as-char" svg:width="0.0161in" svg:height="0.0161in" draw:z-index="127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7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Deployed on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8"><text:span text:style-name="T7">§  </text:span><text:span text:style-name="T2"><draw:frame draw:style-name="fr1" draw:name="Image129" text:anchor-type="as-char" svg:width="0.0161in" svg:height="0.0161in" draw:z-index="128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8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4"><text:span text:style-name="T7">§  </text:span><text:span text:style-name="T2"><draw:frame draw:style-name="fr1" draw:name="Image130" text:anchor-type="as-char" svg:width="0.0161in" svg:height="0.0161in" draw:z-index="129"><draw:image xlink:href="cid:image001.gif@01D4DB94.9ADD1590" xlink:type="simple" xlink:show="embed" xlink:actuate="onLoad" loext:mime-type=""/><svg:title>https://vaww.grc.va.gov/spc/images/pixel.gif</svg:title></draw:frame></text:span><text:bookmark text:name="&lt;image001.gif@01D4DB94.9ADD1590&gt;129"/><text:span text:style-name="T2">  </text:span><text:a xlink:type="simple" xlink:href="https://vaww.grc.va.gov/spc/asset/tabs/EntityCollectionTree.jsp?isEditing=false&amp;idString=49539595901314458" text:style-name="Internet_20_link" text:visited-style-name="Visited_20_Internet_20_Link"><text:span text:style-name="T5">Hosting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8"><text:line-break/></text:span></text:a><text:a xlink:type="simple" xlink:href="https://vaww.grc.va.gov/spc/asset/tabs/EntityCollectionTree.jsp?isEditing=false&amp;idString=49539595901314458" text:style-name="Internet_20_link" text:visited-style-name="Visited_20_Internet_20_Link"><text:span text:style-name="T9">Loading...</text:span>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, sans-serif"/>
    <style:font-face style:name="Calibri" svg:font-family="Calibri, sans-serif"/>
    <style:font-face style:name="Courier New" svg:font-family="'Courier New'"/>
    <style:font-face style:name="Helvetica" svg:font-family="Helvetica, sans-serif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366in" fo:margin-right="0.595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Richards</meta:initial-creator>
    <meta:creation-date>2019-03-16T02:04:11.220007541</meta:creation-date>
    <dc:date>2019-03-16T02:05:06.530839015</dc:date>
    <dc:creator>Rafael Richards</dc:creator>
    <meta:editing-duration>PT55S</meta:editing-duration>
    <meta:editing-cycles>1</meta:editing-cycles>
    <meta:document-statistic meta:table-count="3" meta:image-count="130" meta:object-count="0" meta:page-count="5" meta:paragraph-count="134" meta:word-count="640" meta:character-count="4468" meta:non-whitespace-character-count="3527"/>
    <meta:generator>LibreOffice/6.0.4.2$MacOSX_X86_64 LibreOffice_project/9b0d9b32d5dcda91d2f1a96dc04c645c450872bf</meta:generator>
  </office:meta>
</office:document-meta>
</file>